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paragraph-properties>
        <style:tab-stops>
          <style:tab-stop style:position="5.08cm"/>
        </style:tab-stops>
      </style:paragraph-properties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EX OBVIL</text:p>
      <text:p text:style-name="Standard">Programme Apollinaire</text:p>
      <text:p text:style-name="Standard"/>
      <text:p text:style-name="Standard">Liste des périodiques à numériser</text:p>
      <text:p text:style-name="Standard"/>
      <text:p text:style-name="Standard"><text:span text:style-name="T1">291</text:span></text:p>
      <text:p text:style-name="Standard"><text:span text:style-name="T1">Arthénice</text:span></text:p>
      <text:p text:style-name="Standard"><text:span text:style-name="T1">Beffroi (Le) <text:tab/><text:tab/><text:tab/><text:tab/><text:tab/></text:span>Gallica mode image et mode texte (<text:span text:style-name="T1">incomplet</text:span>)</text:p>
      <text:p text:style-name="Standard"><text:span text:style-name="T1">Ecrits français (Les)</text:span></text:p>
      <text:p text:style-name="Standard"><text:span text:style-name="T1">Elan (L’)</text:span></text:p>
      <text:p text:style-name="Standard"><text:span text:style-name="T1">Esprit nouveau (L’)</text:span></text:p>
      <text:p text:style-name="Standard"><text:span text:style-name="T1">Facettes (Les)</text:span></text:p>
      <text:p text:style-name="Standard"><text:span text:style-name="T1">Festin d’Esope (Le)</text:span></text:p>
      <text:p text:style-name="Standard"><text:span text:style-name="T1">Feuilles libres (Les)</text:span></text:p>
      <text:p text:style-name="Standard"><text:span text:style-name="T1">Gay sçavoir (Le)</text:span></text:p>
      <text:p text:style-name="Standard"><text:span text:style-name="T1">Gil Blas</text:span></text:p>
      <text:p text:style-name="Standard"><text:span text:style-name="T1">Grande France (La)</text:span></text:p>
      <text:p text:style-name="Standard"><text:span text:style-name="T1">Grande Revue (La)</text:span></text:p>
      <text:p text:style-name="Standard"><text:span text:style-name="T1">Heure qui sonne (L’)</text:span></text:p>
      <text:p text:style-name="Standard"><text:span text:style-name="T1">Intransigeant (L’) <text:tab/><text:tab/><text:tab/><text:tab/></text:span>Gallica mode image</text:p>
      <text:p text:style-name="Standard"><text:span text:style-name="T1">Lacerba</text:span></text:p>
      <text:p text:style-name="Standard"><text:span text:style-name="T1">Argonautes (Les)</text:span></text:p>
      <text:p text:style-name="Standard"><text:span text:style-name="T1">Marges (Les)</text:span></text:p>
      <text:p text:style-name="Standard"><text:span text:style-name="T1">Lettres modernes</text:span></text:p>
      <text:p text:style-name="Standard"><text:span text:style-name="T1">Montjoie !</text:span></text:p>
      <text:p text:style-name="Standard"><text:span text:style-name="T1">Pan<text:tab/><text:tab/><text:tab/><text:tab/><text:tab/><text:tab/></text:span>Gallica mode image et mode texte </text:p>
      <text:p text:style-name="Standard"><text:span text:style-name="T1">Parthénon (Le)</text:span></text:p>
      <text:p text:style-name="Standard"><text:span text:style-name="T1">Phalange (La)<text:tab/><text:tab/><text:tab/><text:tab/><text:tab/></text:span>Gallica mode image et mode texte</text:p>
      <text:p text:style-name="Standard"><text:span text:style-name="T1">Plume (La)</text:span></text:p>
      <text:p text:style-name="Standard"><text:span text:style-name="T1">Poème et drame</text:span></text:p>
      <text:p text:style-name="Standard"><text:span text:style-name="T1">Revue blanche (La)</text:span> <text:tab/><text:tab/><text:tab/><text:tab/>Gallica mode image</text:p>
      <text:p text:style-name="Standard"><text:span text:style-name="T1">Revue franco-wallonne (La)</text:span></text:p>
      <text:p text:style-name="Standard"><text:span text:style-name="T1">Revue immoraliste </text:span></text:p>
      <text:p text:style-name="Standard"><text:span text:style-name="T1">Revue littéraire de Paris et de Champagne (La) </text:span>Gallica mode image et (partiellement) mode texte (incomplet)</text:p>
      <text:p text:style-name="Standard"><text:span text:style-name="T1">Rubriques nouvelles (Les)</text:span></text:p>
      <text:p text:style-name="Standard"><text:span text:style-name="T1">Soleil (Le)</text:span></text:p>
      <text:p text:style-name="Standard"><text:span text:style-name="T1">Vers et prose <text:tab/><text:tab/><text:tab/><text:tab/></text:span>Gallica mode image et (partiellement) mode texte </text:p>
      <text:p text:style-name="Standard"><text:span text:style-name="T1">Voce (La)</text:span></text:p>
      <text:p text:style-name="Standard"><text:span text:style-name="T1">Voile de pourpre (Le)</text:span></text:p>
      <text:p text:style-name="P1"/>
      <text:p text:style-name="Standard">Liste complémentaire </text:p>
      <text:p text:style-name="Standard">(établie à partir de Décaudin, <text:span text:style-name="T1">La crise des valeurs symbolistes</text:span>)</text:p>
      <text:p text:style-name="Standard"/>
      <text:p text:style-name="Standard"><text:span text:style-name="T1">Action d’art (L’)</text:span></text:p>
      <text:p text:style-name="Standard"><text:span text:style-name="T1">Amaryllis</text:span></text:p>
      <text:p text:style-name="Standard"><text:span text:style-name="T1">Ame latine (L’)</text:span></text:p>
      <text:p text:style-name="Standard"><text:span text:style-name="T1">Ame latine (L’)</text:span></text:p>
      <text:p text:style-name="Standard"><text:span text:style-name="T1">Amitié de France (L’)</text:span></text:p>
      <text:p text:style-name="Standard"><text:span text:style-name="T1">Antée <text:tab/><text:tab/><text:tab/><text:tab/><text:tab/><text:tab/></text:span>Gallica mode image</text:p>
      <text:p text:style-name="Standard"><text:soft-page-break/><text:span text:style-name="T1">Arlequin</text:span></text:p>
      <text:p text:style-name="Standard"><text:span text:style-name="T1">Art et l’action (L’)</text:span></text:p>
      <text:p text:style-name="Standard"><text:span text:style-name="T1">Art et la vie (L’)</text:span></text:p>
      <text:p text:style-name="Standard"><text:span text:style-name="T1">Art libre (L’)</text:span></text:p>
      <text:p text:style-name="Standard"><text:span text:style-name="T1">Art moderne (L’)</text:span></text:p>
      <text:p text:style-name="Standard"><text:span text:style-name="T1">Bandeaux d’or (Les)</text:span></text:p>
      <text:p text:style-name="Standard"><text:span text:style-name="T1">Cahier des Poètes (Le)<text:tab/><text:tab/><text:tab/></text:span>Gallica mode image</text:p>
      <text:p text:style-name="Standard"><text:span text:style-name="T1">Cahiers d’aujourd’hui (Les)</text:span></text:p>
      <text:p text:style-name="Standard"><text:span text:style-name="T1">Centaure (Le)<text:tab/><text:tab/><text:tab/><text:tab/><text:tab/></text:span>Gallica mode image</text:p>
      <text:p text:style-name="Standard"><text:span text:style-name="T1">Chimères (Les)</text:span></text:p>
      <text:p text:style-name="Standard"><text:span text:style-name="T1">Chronique des lettres françaises (La)<text:tab/></text:span>Gallica mode image </text:p>
      <text:p text:style-name="Standard"><text:span text:style-name="T1">Coq rouge (Le)</text:span></text:p>
      <text:p text:style-name="Standard"><text:span text:style-name="T1">Courrier français (Le)</text:span></text:p>
      <text:p text:style-name="Standard"><text:span text:style-name="T1">Critique (La)<text:tab/><text:tab/><text:tab/><text:tab/><text:tab/></text:span>Gallica mode image </text:p>
      <text:p text:style-name="Standard"><text:span text:style-name="T1">Critique indépendante (La)</text:span></text:p>
      <text:p text:style-name="Standard"><text:span text:style-name="T1">Divan (Le)<text:tab/><text:tab/><text:tab/><text:tab/><text:tab/></text:span>Gallica mode image </text:p>
      <text:p text:style-name="Standard"><text:span text:style-name="T1">Durendal<text:tab/><text:tab/></text:span></text:p>
      <text:p text:style-name="Standard"><text:span text:style-name="T1">Ecrits français (Les)</text:span></text:p>
      <text:p text:style-name="Standard"><text:span text:style-name="T1">Ecrits pour l’art</text:span></text:p>
      <text:p text:style-name="Standard"><text:span text:style-name="T1">Effort (L’)</text:span></text:p>
      <text:p text:style-name="Standard"><text:span text:style-name="T1">Effort libre (L’)</text:span></text:p>
      <text:p text:style-name="Standard"><text:span text:style-name="T1">Enclos (L’)</text:span></text:p>
      <text:p text:style-name="Standard"><text:span text:style-name="T1">Entretiens politiques et littéraires (Les)<text:tab/> </text:span>Gallica mode image</text:p>
      <text:p text:style-name="P2"><text:span text:style-name="T1">Ermitage (L’) <text:tab/><text:tab/><text:tab/></text:span>Gallica mode image </text:p>
      <text:p text:style-name="Standard"><text:span text:style-name="T1">Essais (Les)</text:span></text:p>
      <text:p text:style-name="Standard"><text:span text:style-name="T1">Essor (L’)</text:span></text:p>
      <text:p text:style-name="Standard"><text:span text:style-name="T1">Europe artiste<text:tab/><text:tab/><text:tab/><text:tab/><text:tab/></text:span>Gallica mode image et mode texte </text:p>
      <text:p text:style-name="Standard"><text:span text:style-name="T1">Feuilles de mai (Les)</text:span></text:p>
      <text:p text:style-name="Standard"><text:span text:style-name="T1">Flora (La)</text:span></text:p>
      <text:p text:style-name="Standard"><text:span text:style-name="T1">Foire aux chimères (La)</text:span></text:p>
      <text:p text:style-name="Standard"><text:span text:style-name="T1">Gazette de France</text:span></text:p>
      <text:p text:style-name="Standard"><text:span text:style-name="T1">Guêpes (Les</text:span></text:p>
      <text:p text:style-name="Standard"><text:span text:style-name="T1">Hélios</text:span></text:p>
      <text:p text:style-name="Standard"><text:span text:style-name="T1">Heures (Les)</text:span></text:p>
      <text:p text:style-name="Standard"><text:span text:style-name="T1">Hippogriffe (l’)</text:span></text:p>
      <text:p text:style-name="Standard"><text:span text:style-name="T1">Hommes nouveaux (Les)</text:span></text:p>
      <text:p text:style-name="Standard"><text:span text:style-name="T1">Horizons (Les)<text:tab/><text:tab/><text:tab/><text:tab/></text:span>Gallica mode image</text:p>
      <text:p text:style-name="Standard"><text:span text:style-name="T1">Ibis (Les)</text:span></text:p>
      <text:p text:style-name="Standard"><text:span text:style-name="T1">Idée (L’)<text:tab/><text:tab/><text:tab/><text:tab/><text:tab/></text:span>Gallica mode image et mode texte </text:p>
      <text:p text:style-name="Standard"><text:span text:style-name="T1">Idée libre (L’)<text:tab/><text:tab/><text:tab/><text:tab/><text:tab/></text:span>Gallica mode image et mode texte </text:p>
      <text:p text:style-name="Standard"><text:span text:style-name="T1">Idée moderne (L’)<text:tab/><text:tab/><text:tab/><text:tab/></text:span>Gallica mode image et mode texte </text:p>
      <text:p text:style-name="Standard"><text:span text:style-name="T1">Idée synthétique (L’)<text:tab/><text:tab/></text:span></text:p>
      <text:p text:style-name="Standard"><text:span text:style-name="T1">Ile sonnante (L’)</text:span></text:p>
      <text:p text:style-name="Standard"><text:span text:style-name="T1">Indépendance (L’)</text:span></text:p>
      <text:p text:style-name="Standard"><text:span text:style-name="T1">Isis</text:span></text:p>
      <text:p text:style-name="Standard"><text:span text:style-name="T1">Jeune Belgique (La)</text:span></text:p>
      <text:p text:style-name="Standard"><text:span text:style-name="T1">Journal des lettrés</text:span></text:p>
      <text:p text:style-name="Standard"><text:span text:style-name="T1">Lettres (Les)</text:span></text:p>
      <text:p text:style-name="Standard"><text:span text:style-name="T1">Libre Journal (Le)</text:span></text:p>
      <text:p text:style-name="Standard"><text:span text:style-name="T1">Lutte (La)<text:tab/><text:tab/><text:tab/><text:tab/><text:tab/></text:span>Gallica mode image et mode texte </text:p>
      <text:p text:style-name="Standard"><text:soft-page-break/><text:span text:style-name="T1">Magasin littéraire (Le)</text:span></text:p>
      <text:p text:style-name="Standard"><text:span text:style-name="T1">Marches de Provence (Les)</text:span></text:p>
      <text:p text:style-name="Standard"><text:span text:style-name="T1">Minerva<text:tab/><text:tab/><text:tab/><text:tab/><text:tab/></text:span>Gallica mode image et mode texte </text:p>
      <text:p text:style-name="Standard"><text:span text:style-name="T1">Nain rouge (Le)</text:span></text:p>
      <text:p text:style-name="Standard"><text:span text:style-name="T1">Nouvelle Revue (La)<text:tab/><text:tab/><text:tab/><text:tab/></text:span>Gallica mode image </text:p>
      <text:p text:style-name="Standard"><text:span text:style-name="T1">Nouvelle Revue moderne</text:span></text:p>
      <text:p text:style-name="Standard"><text:span text:style-name="T1">Occident (L’)</text:span></text:p>
      <text:p text:style-name="Standard"><text:span text:style-name="T1">Pages modernes (Les)</text:span></text:p>
      <text:p text:style-name="Standard"><text:span text:style-name="T1">Pantagruel</text:span></text:p>
      <text:p text:style-name="Standard"><text:span text:style-name="T1">Paris-Journal</text:span></text:p>
      <text:p text:style-name="Standard"><text:span text:style-name="T1">Pays de France (Le)</text:span></text:p>
      <text:p text:style-name="Standard"><text:span text:style-name="T1">Penseur (Le)<text:tab/><text:tab/><text:tab/><text:tab/></text:span>Gallica mode image et (partiellement) mode texte </text:p>
      <text:p text:style-name="Standard"><text:span text:style-name="T1">Petites feuilles (Les)<text:tab/></text:span></text:p>
      <text:p text:style-name="Standard"><text:span text:style-name="T1">Poème et drame</text:span></text:p>
      <text:p text:style-name="Standard"><text:span text:style-name="T1">Poèmes (Les)</text:span></text:p>
      <text:p text:style-name="Standard"><text:span text:style-name="T1">Poesia (Milano)</text:span></text:p>
      <text:p text:style-name="Standard"><text:span text:style-name="T1">Poésie<text:tab/><text:tab/><text:tab/><text:tab/><text:tab/><text:tab/></text:span>Gallica mode image et mode texte </text:p>
      <text:p text:style-name="Standard"><text:span text:style-name="T1">Proses (Les)<text:tab/></text:span></text:p>
      <text:p text:style-name="Standard"><text:span text:style-name="T1">Province nouvelle (La) <text:tab/><text:tab/><text:tab/></text:span>Gallica mode image et mode texte</text:p>
      <text:p text:style-name="Standard"><text:span text:style-name="T1">Renaissance contemporaine (La)</text:span></text:p>
      <text:p text:style-name="Standard"><text:span text:style-name="T1">Renaissance idéaliste (La)</text:span></text:p>
      <text:p text:style-name="Standard"><text:span text:style-name="T1">Renaissance latine (La)<text:tab/><text:tab/><text:tab/></text:span>Gallica mode image et mode texte </text:p>
      <text:p text:style-name="Standard"><text:span text:style-name="T1">Renaissance romantique (La)</text:span></text:p>
      <text:p text:style-name="Standard"><text:span text:style-name="T1">Rénovation esthétique </text:span></text:p>
      <text:p text:style-name="Standard"><text:span text:style-name="T1">Rêve et l’idée (Le)</text:span></text:p>
      <text:p text:style-name="Standard"><text:span text:style-name="T1">Réveil (Le)</text:span></text:p>
      <text:p text:style-name="Standard"><text:span text:style-name="T1">Revue (La)</text:span></text:p>
      <text:p text:style-name="Standard"><text:span text:style-name="T1">Revue critique des idées et des livres (La)<text:tab/></text:span>Gallica mode image et mode texte</text:p>
      <text:p text:style-name="Standard"><text:span text:style-name="T1">Revue des lettres et des arts<text:tab/><text:tab/><text:tab/></text:span>Gallica mode image</text:p>
      <text:p text:style-name="Standard"><text:span text:style-name="T1">Revue des poètes</text:span></text:p>
      <text:p text:style-name="Standard"><text:span text:style-name="T1">Revue dorée</text:span></text:p>
      <text:p text:style-name="Standard"><text:span text:style-name="T1">Revue du temps présent</text:span></text:p>
      <text:p text:style-name="Standard"><text:span text:style-name="T1">Revue hebdomadaire<text:tab/><text:tab/><text:tab/><text:tab/></text:span>Gallica mode image</text:p>
      <text:p text:style-name="Standard"><text:span text:style-name="T1">Revue illustrée (La)<text:tab/><text:tab/><text:tab/><text:tab/></text:span>Gallica mode image et mode texte (incomplet)</text:p>
      <text:p text:style-name="Standard"><text:span text:style-name="T1">Revue impulsionniste </text:span></text:p>
      <text:p text:style-name="Standard"><text:span text:style-name="T1">Revue intellectuelle des faits et des œuvres</text:span></text:p>
      <text:p text:style-name="Standard"><text:span text:style-name="T1">Revue naturiste</text:span></text:p>
      <text:p text:style-name="Standard"><text:span text:style-name="T1">Revue néo-romantique</text:span></text:p>
      <text:p text:style-name="Standard"><text:span text:style-name="T1">Rubriques nouvelles (Les)</text:span></text:p>
      <text:p text:style-name="Standard"><text:span text:style-name="T1">Scapin</text:span></text:p>
      <text:p text:style-name="Standard"><text:span text:style-name="T1">Société nouvelle (La)<text:tab/><text:tab/><text:tab/><text:tab/></text:span>Gallica mode image</text:p>
      <text:p text:style-name="Standard"><text:span text:style-name="T1">Stella</text:span></text:p>
      <text:p text:style-name="Standard"><text:span text:style-name="T1">Tablettes (Les)<text:tab/><text:tab/><text:tab/><text:tab/></text:span>Gallica mode image et mode texte</text:p>
      <text:p text:style-name="Standard"><text:span text:style-name="T1">Thyrse (Le)<text:tab/><text:tab/><text:tab/><text:tab/><text:tab/></text:span>Gallica mode image </text:p>
      <text:p text:style-name="Standard"><text:bookmark text:name="_GoBack"/><text:span text:style-name="T1">Vie (La)</text:span></text:p>
      <text:p text:style-name="Standard"><text:span text:style-name="T1">Vie des lettres (La)</text:span></text:p>
      <text:p text:style-name="Standard"><text:span text:style-name="T1">Vie française (La)</text:span></text:p>
      <text:p text:style-name="Standard"><text:soft-page-break/><text:span text:style-name="T1">Visages de la vie (Les)</text:span></text:p>
      <text:p text:style-name="Standard"><text:span text:style-name="T1">Wallonie (L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GB" style:letter-kerning="true" style:font-name-asian="Arial Unicode MS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fr" fo:country="FR" style:font-size-asian="12pt" style:language-asian="fr" style:country-asian="FR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MURAT</meta:initial-creator>
    <dc:creator>Michel MURAT</dc:creator>
    <meta:editing-cycles>15</meta:editing-cycles>
    <meta:creation-date>2013-02-15T15:24:00</meta:creation-date>
    <dc:date>2013-02-15T20:24:00</dc:date>
    <meta:editing-duration>PT2M40S</meta:editing-duration>
    <meta:generator>OpenOffice.org/3.4.1$Unix OpenOffice.org_project/341m1$Build-9593</meta:generator>
    <meta:document-statistic meta:table-count="0" meta:image-count="0" meta:object-count="0" meta:page-count="8" meta:paragraph-count="144" meta:word-count="553" meta:character-count="35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